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87.76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5" style:family="table-cell" style:parent-style-name="Default" style:data-style-name="N2">
      <style:table-cell-properties fo:background-color="#9bbb59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x_sched_single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Default"/>
        <table:table-column table:style-name="co1" table:number-columns-repeated="1007" table:default-cell-style-name="ce1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abgelt_st_m_tu</text:p>
          </table:table-cell>
          <table:table-cell table:style-name="Default" office:value-type="string" calcext:value-type="string">
            <text:p>_st_kind_freib_tu</text:p>
          </table:table-cell>
          <table:table-cell table:style-name="Default"/>
          <table:table-cell table:style-name="Default" office:value-type="string" calcext:value-type="string">
            <text:p>jahr</text:p>
          </table:table-cell>
          <table:table-cell table:style-name="Default" table:number-columns-repeated="2"/>
          <table:table-cell table:style-name="Default" office:value-type="string" calcext:value-type="string">
            <text:p>soli_st_m_tu</text:p>
          </table:table-cell>
          <table:table-cell table:number-columns-repeated="1008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/>
          <table:table-cell table:style-name="Default" office:value-type="float" office:value="2022" calcext:value-type="float">
            <text:p>2022</text:p>
          </table:table-cell>
          <table:table-cell table:style-name="Default"/>
          <table:table-cell table:style-name="Default" table:formula="of:=MIN(0.055*[.E2];MAX(0.119*([.E2] -16956); 0))" office:value-type="float" office:value="0" calcext:value-type="float">
            <text:p>0</text:p>
          </table:table-cell>
          <table:table-cell table:formula="of:=[.I2]*(1/12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1991" calcext:value-type="float">
            <text:p>1991</text:p>
          </table:table-cell>
          <table:table-cell/>
          <table:table-cell table:style-name="ce5" table:formula="of:=0.0375 * [.E3]" office:value-type="float" office:value="225" calcext:value-type="float">
            <text:p>225.00</text:p>
          </table:table-cell>
          <table:table-cell table:formula="of:=[.I3]*(1/12)" office:value-type="float" office:value="18.75" calcext:value-type="float">
            <text:p>18.75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03" calcext:value-type="float">
            <text:p>2003</text:p>
          </table:table-cell>
          <table:table-cell/>
          <table:table-cell table:style-name="ce5" table:formula="of:=MIN(0.055*[.E4];MAX(0.2*([.E4] - 972); 0))" office:value-type="float" office:value="275" calcext:value-type="float">
            <text:p>275.00</text:p>
          </table:table-cell>
          <table:table-cell table:formula="of:=[.I4]*(1/12)" office:value-type="float" office:value="22.9166666666667" calcext:value-type="float">
            <text:p>22.9166666666667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1999" calcext:value-type="float">
            <text:p>1999</text:p>
          </table:table-cell>
          <table:table-cell/>
          <table:table-cell table:style-name="ce5" table:formula="of:=MIN(0.055*[.E5];MAX(0.2*([.E5] - 939); 0))" office:value-type="float" office:value="165" calcext:value-type="float">
            <text:p>165.00</text:p>
          </table:table-cell>
          <table:table-cell table:formula="of:=[.I5]*(1/12)" office:value-type="float" office:value="13.75" calcext:value-type="float">
            <text:p>13.75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table:style-name="ce5" office:value-type="float" office:value="0" calcext:value-type="float">
            <text:p>0.00</text:p>
          </table:table-cell>
          <table:table-cell table:formula="of:=[.I6]*(1/12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table:style-name="ce5" table:formula="of:=MIN(0.075*[.E5];MAX(0.2*([.E5] - 681); 0))" office:value-type="float" office:value="225" calcext:value-type="float">
            <text:p>225.00</text:p>
          </table:table-cell>
          <table:table-cell table:formula="of:=[.I7]*(1/12)" office:value-type="float" office:value="18.75" calcext:value-type="float">
            <text:p>18.75</text:p>
          </table:table-cell>
          <table:table-cell table:number-columns-repeated="1008"/>
        </table:table-row>
        <table:table-row table:style-name="ro1" table:number-rows-repeated="1048568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 style:data-style-name="N2" text:time-value="21:24:06.828229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20-05-16T21:26:14.556137551</dc:date>
    <meta:editing-duration>PT30M56S</meta:editing-duration>
    <meta:editing-cycles>13</meta:editing-cycles>
    <meta:document-statistic meta:table-count="1" meta:cell-count="55" meta:object-count="0"/>
  </office:meta>
</office:document-meta>
</file>